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ListParagraph" style:list-style-name="LFO1" style:family="paragraph"/>
  </office:automatic-styles>
  <office:body>
    <office:text text:use-soft-page-breaks="true">
      <text:p text:style-name="P1">To: [x]</text:p>
      <text:p text:style-name="Normal">Subject:<text:s/>Incident Response</text:p>
      <text:p text:style-name="Normal"/>
      <text:p text:style-name="Normal">Good morning,</text:p>
      <text:p text:style-name="Normal"/>
      <text:p text:style-name="Normal">We have recently experienced an incident involving [X] found on [machine]. Specifically, (example: the root use was found to be configured without a password, present a severe security vulnerability.)</text:p>
      <text:p text:style-name="Normal"/>
      <text:p text:style-name="Normal">Below you will find a timeline of events.</text:p>
      <text:list text:style-name="LFO1" text:continue-numbering="true">
        <text:list-item>
          <text:p text:style-name="P3">[Date and Time, if not exact take your best guess]</text:p>
        </text:list-item>
        <text:list-item>
          <text:p text:style-name="P4">[Detection, how was it discovered]</text:p>
        </text:list-item>
        <text:list-item>
          <text:p text:style-name="P5">[Response, what was done to fix it]</text:p>
        </text:list-item>
      </text:list>
      <text:p text:style-name="Normal"/>
      <text:p text:style-name="Normal">The [incident] was identified on the server at [IP] which is home to [service].</text:p>
      <text:p text:style-name="Normal"/>
      <text:p text:style-name="Normal">Directly impacting the security of the server, this incident [effects it had].</text:p>
      <text:p text:style-name="Normal"/>
      <text:p text:style-name="Normal">In response, [what did the team do].</text:p>
      <text:p text:style-name="Normal"/>
      <text:p text:style-name="Normal">The source of the incident was found to be [where did it come from].</text:p>
      <text:p text:style-name="Normal"/>
      <text:p text:style-name="Normal">To prevent an incident similar to this one, we recommend [some action, policies, audits, training, etc.].</text:p>
      <text:p text:style-name="Normal"/>
      <text:p text:style-name="Normal">The prompt detection and response to [incident] demonstrates our team’s ability to mitigate and minimize potential security risks, and to uphold the integrity and security of our servers and those that use them.</text:p>
      <text:p text:style-name="Normal"/>
      <text:p text:style-name="Normal"/>
      <text:p text:style-name="Normal">Best,</text:p>
      <text:p text:style-name="Normal"/>
      <text:p text:style-name="Normal"/>
      <text:p text:style-name="Normal">Team 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ans" svg:font-family="Noto Sans" style:font-family-generic="swiss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ans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4625in"/>
          <style:tab-stop style:type="right" style:position="6.925in"/>
        </style:tab-stops>
      </style:paragraph-properties>
      <style:text-properties fo:hyphenate="false"/>
    </style:style>
    <style:style style:name="Header" style:display-name="Header" style:family="paragraph" style:parent-style-name="HeaderandFooter"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Liberation Serif" style:font-name-asian="Noto Sans" style:font-name-complex="FreeSan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in"/>
      </style:footer-style>
    </style:page-layout>
    <style:style style:name="P2" style:parent-style-name="Head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Team X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Denney, Anthony</dc:creator>
    <meta:creation-date>2025-10-18T15:33:00Z</meta:creation-date>
    <dc:date>2025-11-06T20:35:00Z</dc:date>
    <meta:template xlink:href="Normal.dotm" xlink:type="simple"/>
    <meta:editing-cycles>20</meta:editing-cycles>
    <meta:editing-duration>PT2820S</meta:editing-duration>
    <meta:document-statistic meta:page-count="1" meta:paragraph-count="78" meta:word-count="166" meta:character-count="945" meta:row-count="95" meta:non-whitespace-character-count="857"/>
  </office:meta>
</office:document-meta>
</file>